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ncise </text:h>
      <text:p text:style-name="Text_20_body">A world where every veteran lives free of CPTSD, isolation, and the deadly toll of homelessness—decompressed after service, restored to growing life, lasting productivity, and unbreakable connection.</text:p>
      <text:h text:style-name="Heading_20_3" text:outline-level="3">Mid-length </text:h>
      <text:p text:style-name="Text_20_body">We envision a future where no veteran is lost to the invisible wounds of service. A future where CPTSD, isolation, and homelessness no longer claim the lives of those who wore the uniform. Where every returning service member receives a true decompression—guided, gradual, and grounded in nature and peer brotherhood—until they stand again in a state of growing life, renewed productivity, fierce creativity, and lifelong connection with those who truly understand.</text:p>
      <text:h text:style-name="Heading_20_3" text:outline-level="3">Longer, rallying-cry version </text:h>
      <text:p text:style-name="Text_20_body">We see it clearly:</text:p>
      <text:p text:style-name="Text_20_body">A day when no veteran—regardless of MOS, deployment history, or how their wounds were earned—is lost to suicide, addiction, or the street. A day when CPTSD no longer steals breath, when isolation becomes impossible because every veteran is rooted in a living grove of sisters and brothers who will never let go, when homelessness among those who served is unthinkable.</text:p>
      <text:p text:style-name="Text_20_body">We see veterans stepping fully back into life after service—truly decompressed. No longer just surviving on hypervigilance and adrenaline, but living in full color: raising families, building careers and companies, mentoring the next generation, creating art, laughing without scanning the room, sleeping under stars that feel like home again.</text:p>
      <text:p text:style-name="Text_20_body">Our vision is a nation that finally matches its gratitude with transformation—where the decompression every veteran deserves returns them, whole and thriving, to a life of growth, productivity, purpose, and connection that honors the full measure of their sacrifice.</text:p>
      <text:p text:style-name="Text_20_body">This is the world the Aspen Veteran’s Project is building—one veteran, one cohort, one rooted grove at a tim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.K. Angell</meta:initial-creator>
    <meta:creation-date>2025-11-20T14:10:09.75</meta:creation-date>
    <dc:date>2025-12-06T13:51:25.54</dc:date>
    <dc:creator>E.K. Angell</dc:creator>
    <meta:editing-duration>PT2M13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0" meta:word-count="274" meta:character-count="1817"/>
  </office:meta>
</office:document-meta>
</file>